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6.94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9"/>
        <table:table-column table:style-name="co8" table:default-cell-style-name="ce26"/>
        <table:table-column table:style-name="co9" table:default-cell-style-name="ce8"/>
        <table:table-column table:style-name="co10" table:default-cell-style-name="ce26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9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6" table:default-cell-style-name="ce8"/>
        <table:table-column table:style-name="co27" table:default-cell-style-name="ce8"/>
        <table:table-column table:style-name="co16" table:number-columns-repeated="2" table:default-cell-style-name="ce8"/>
        <table:table-column table:style-name="co29" table:number-columns-repeated="989" table:default-cell-style-name="Default"/>
        <table:table-row table:style-name="ro1">
          <table:table-cell table:style-name="ce1" office:value-type="string" table:number-columns-spanned="6" table:number-rows-spanned="1">
            <text:p>W REPORT</text:p>
          </table:table-cell>
          <table:covered-table-cell table:number-columns-repeated="5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29" table:number-columns-repeated="15"/>
          <table:table-cell table:style-name="ce40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40"/>
          <table:table-cell table:number-columns-repeated="989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style-name="ce42" table:number-columns-repeated="989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get_invoice())%22" xlink:type="simple">for</text:a> </text:p>
                </table:table-cell>
                <table:table-cell table:style-name="ce10"/>
                <table:table-cell table:style-name="ce13" table:number-columns-repeated="4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5" office:value-type="string">
                  <text:p><text:a xlink:href="python://round(line['paid_amt_1'],2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 table:number-columns-repeated="6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ce6"/>
                <table:table-cell table:style-name="ce12"/>
                <table:table-cell table:number-columns-repeated="3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1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9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 table:number-columns-repeated="4"/>
              <table:table-cell table:style-name="ce38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 table:number-columns-repeated="4"/>
            <table:table-cell table:style-name="ce38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  <table:table-row-group>
            <table:table-row-group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/>
              <table:table-cell table:style-name="ce38" table:number-columns-repeated="4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/>
            <table:table-cell table:style-name="ce38" table:number-columns-repeated="4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</table:table-row-group>
        <table:table-row table:style-name="ro1">
          <table:table-cell table:style-name="ce7" table:number-columns-repeated="6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3"/>
          <table:table-cell table:style-name="ce7"/>
          <table:table-cell table:style-name="ce36" table:number-columns-repeated="4"/>
          <table:table-cell table:style-name="ce38"/>
          <table:table-cell table:style-name="ce36" table:number-columns-repeated="2"/>
          <table:table-cell table:style-name="ce38"/>
          <table:table-cell table:style-name="ce7"/>
          <table:table-cell table:style-name="ce36"/>
          <table:table-cell table:style-name="ce7"/>
          <table:table-cell table:style-name="ce43" table:number-columns-repeated="989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3-23T17:11:46</dc:date>
    <meta:editing-cycles>151</meta:editing-cycles>
    <meta:generator>LibreOffice/3.5$Linux_x86 LibreOffice_project/350m1$Build-2</meta:generator>
    <meta:editing-duration>PT9H14M55S</meta:editing-duration>
    <dc:creator>Dev127 </dc:creator>
    <meta:document-statistic meta:table-count="1" meta:cell-count="29" meta:object-count="0"/>
    <meta:template xlink:type="simple" xlink:actuate="onRequest" xlink:title="Normal.dotm" xlink:href=""/>
  </office:meta>
</office:document-meta>
</file>